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265" officeooo:paragraph-rsid="0005c265"/>
    </style:style>
    <style:style style:name="P2" style:family="paragraph" style:parent-style-name="Standard">
      <style:text-properties officeooo:rsid="0006b7a5" officeooo:paragraph-rsid="0006b7a5"/>
    </style:style>
    <style:style style:name="T1" style:family="text">
      <style:text-properties officeooo:rsid="0006b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co Luis Naranjo Almecija</text:p>
      <text:p text:style-name="P1"/>
      <text:p text:style-name="P1">Ejercicio 1:</text:p>
      <text:p text:style-name="P1">En la parte CSS podemos encontrar diversos selectores con sus respectivos atributos, como es el caso del atributo que está en body que es background-color, lo que hace que añade el color al fondo.</text:p>
      <text:p text:style-name="P1"/>
      <text:p text:style-name="P1">En esta parte estaremos en header.</text:p>
      <text:p text:style-name="P1">De h1 encontramos los atributos del tamaño de la fuente como es el caso de font-size y el color que llevará el h1 que en este caso será maroon. Color maroon</text:p>
      <text:p text:style-name="P1"/>
      <text:p text:style-name="P1">En la Horizontal Rule encontraremos:</text:p>
      <text:p text:style-name="P1">el color de hr es azul oscuro, en este caso es navy.</text:p>
      <text:p text:style-name="P1"/>
      <text:p text:style-name="P1">En los párrafos encontraremos:</text:p>
      <text:p text:style-name="P1">los selectores p, que contendrá atributos como es el caso del tamaño de la fuente font size y lo desplazado que está desde el margen por la izquierda. Margin-left</text:p>
      <text:p text:style-name="P1"/>
      <text:p text:style-name="P1">En la parte de los links encontraremos:</text:p>
      <text:p text:style-name="P1">Los selectores a que hacen referencia al estilo de los links de enlace que encontraremos en el html.</text:p>
      <text:p text:style-name="P1">Contienen pseudoselectores como son el caso de:</text:p>
      <text:p text:style-name="P1">- link: es que no se ha visitado el enlace</text:p>
      <text:p text:style-name="P1">- visited: es que se ha visitado el enlace</text:p>
      <text:p text:style-name="P1">- hover: <text:s/><text:span text:style-name="T1">es que cuando el ratón está encima del enlace cambia el color del enlace.</text:span></text:p>
      <text:p text:style-name="P1">- <text:span text:style-name="T1">active: es un elemento activo</text:span></text:p>
      <text:p text:style-name="P2">Además encontraremos atributos dentro de los selectores como es el caso del atributo col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1:58:53.922181790</meta:creation-date>
    <dc:date>2017-11-15T12:12:48.261639053</dc:date>
    <meta:editing-duration>PT1M36S</meta:editing-duration>
    <meta:editing-cycles>1</meta:editing-cycles>
    <meta:document-statistic meta:table-count="0" meta:image-count="0" meta:object-count="0" meta:page-count="1" meta:paragraph-count="17" meta:word-count="214" meta:character-count="1184" meta:non-whitespace-character-count="986"/>
    <meta:generator>LibreOffice/5.1.6.2$Linux_X86_64 LibreOffice_project/10m0$Build-2</meta:generator>
  </office:meta>
</office:document-meta>
</file>